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text:h text:style-name="Title">Death's trumpet</text:h>
      <text:p text:style-name="Text_20_body">He didn't have any polish so he spit-shined the whole thing<text:line-break/>until it gleamed like a tomato on the vine that was begging<text:line-break/>to be picked and thrown on some caprese. Death loved caprese.</text:p>
      <text:p text:style-name="Text_20_body">He stood up to put the horn to his lips, trying to imagine<text:line-break/>it was a woman he loved. He blushed as he realized how bad<text:line-break/>the metaphor was. He practiced anyway for six hours a day<text:line-break/>in front of the mirror---what else to do with all the time?</text:p>
      <text:p text:style-name="Text_20_body">Death looked at himself in the mirror as he played, the trumpet<text:line-break/>suspended in midair. <text:span text:style-name="T1">Damn</text:span><text:span text:style-name="T2"> </text:span><text:span text:style-name="T3">vampire</text:span><text:span text:style-name="T4"> </text:span><text:span text:style-name="T5">rules</text:span>, he thought.<text:line-break/>He was always worried he might have missed a spot while shaving<text:line-break/>but he'd never know unless a stranger---he had no friends---<text:line-break/>was kind enough. Not that he goes out anyway or meets people.</text:p>
      <text:p text:style-name="Text_20_body">He started waking up late, staying in bed later.<text:line-break/>He started thinking he was depressed. He never did eat<text:line-break/>that caprese, and it started getting soggy, green spots<text:line-break/>spreading on the mozzarella like bedsores. The sun<text:line-break/>filtered through the kitchen blinds like smoke. He had<text:line-break/>to get out of the house. He decided to go to the arcade.</text:p>
      <text:p text:style-name="Text_20_body">When he got there, it was empty except for a boy<text:line-break/>with dead eyes. So far so good, Death thought.<text:line-break/>He was playing a first-person shooter, something violent.<text:line-break/>Death walked past him and watched out of the corner<text:line-break/>of his eye. The kid was good. Death decided<text:line-break/>to congratulate him. He had his trumpet in his ha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ath's trumpet</dc:title>
  </office:meta>
</office:document-meta>
</file>